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9:09:59.60675389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4.2$Linux_X86_64 LibreOffice_project/3d5603e1122f0f102b62521720ab13a38a4e0eb0</meta:generator>
  </office:meta>
</office:document-meta>
</file>